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99cc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66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: 7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4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0.8656" calcext:value-type="float">
            <text:p>70.8656</text:p>
          </table:table-cell>
          <table:table-cell table:style-name="ce1" office:value-type="string" calcext:value-type="string">
            <text:p><text:s/>FAILURE 1</text:p>
          </table:table-cell>
          <table:table-cell table:style-name="Default"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DIAGNOSED </text:p>
          </table:table-cell>
        </table:table-row>
        <table:table-row table:style-name="ro1">
          <table:table-cell office:value-type="string" calcext:value-type="string">
            <text:p>Time: 197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0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66.6758" calcext:value-type="float">
            <text:p>66.6758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44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5.0112" calcext:value-type="float">
            <text:p>85.0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427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8.7641" calcext:value-type="float">
            <text:p>88.764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493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5.1545" calcext:value-type="float">
            <text:p>95.1545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5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5.0268" calcext:value-type="float">
            <text:p>95.0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62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0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8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91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97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5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3.5227" calcext:value-type="float">
            <text:p>83.5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12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7.485" calcext:value-type="float">
            <text:p>97.485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18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3.7285" calcext:value-type="float">
            <text:p>83.7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6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2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70.8286" calcext:value-type="float">
            <text:p>70.8286</text:p>
          </table:table-cell>
          <table:table-cell table:style-name="ce1" office:value-type="string" calcext:value-type="string">
            <text:p><text:s/>FAILURE 3</text:p>
          </table:table-cell>
          <table:table-cell table:style-name="Default"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</table:table-row>
        <table:table-row table:style-name="ro1">
          <table:table-cell office:value-type="string" calcext:value-type="string">
            <text:p>Time: 144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6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3355" calcext:value-type="float">
            <text:p>99.33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2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8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4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4.0722" calcext:value-type="float">
            <text:p>94.07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2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8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4.2072" calcext:value-type="float">
            <text:p>84.2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94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7.8498" calcext:value-type="float">
            <text:p>97.84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45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2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7.413" calcext:value-type="float">
            <text:p>97.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218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445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50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3.0907" calcext:value-type="float">
            <text:p>83.0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5:16:37.894082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15:22:26.507080145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90" meta:object-count="0"/>
  </office:meta>
</office:document-meta>
</file>